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c56" officeooo:paragraph-rsid="000d0c56"/>
    </style:style>
    <style:style style:name="P2" style:family="paragraph" style:parent-style-name="Standard">
      <style:text-properties officeooo:rsid="000d3a0c" officeooo:paragraph-rsid="000d3a0c"/>
    </style:style>
    <style:style style:name="P3" style:family="paragraph" style:parent-style-name="Standard">
      <style:text-properties officeooo:rsid="000f3f27" officeooo:paragraph-rsid="000f3f27"/>
    </style:style>
    <style:style style:name="P4" style:family="paragraph" style:parent-style-name="Standard">
      <style:text-properties officeooo:rsid="001182c2" officeooo:paragraph-rsid="001182c2"/>
    </style:style>
    <style:style style:name="P5" style:family="paragraph" style:parent-style-name="Standard" style:list-style-name="L1">
      <style:text-properties officeooo:paragraph-rsid="001182c2"/>
    </style:style>
    <style:style style:name="P6" style:family="paragraph" style:parent-style-name="Standard" style:list-style-name="L1">
      <style:text-properties officeooo:rsid="0011a274" officeooo:paragraph-rsid="0011a274"/>
    </style:style>
    <style:style style:name="P7" style:family="paragraph" style:parent-style-name="Standard">
      <style:text-properties officeooo:rsid="0011a274" officeooo:paragraph-rsid="0011a274"/>
    </style:style>
    <style:style style:name="P8" style:family="paragraph" style:parent-style-name="Standard">
      <style:text-properties officeooo:rsid="0012551b" officeooo:paragraph-rsid="0012551b"/>
    </style:style>
    <style:style style:name="T1" style:family="text">
      <style:text-properties officeooo:rsid="000d3a0c"/>
    </style:style>
    <style:style style:name="T2" style:family="text">
      <style:text-properties officeooo:rsid="000fa9dc"/>
    </style:style>
    <style:style style:name="T3" style:family="text">
      <style:text-properties officeooo:rsid="001182c2"/>
    </style:style>
    <style:style style:name="T4" style:family="text">
      <style:text-properties officeooo:rsid="0011a2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is a collection of quests. The first collection I was thinking of is psychology, with quests concerning the cognitive bias. A user takes on a quest. With taking on a quest a user choices a question (or a question is chosen randomly for the user). This is a multiple choice question. Through <text:span text:style-name="T1">answering the question, visitors relate a choice to a logmessage. In that way the user gathers information to finish the quest. </text:span></text:p>
      <text:p text:style-name="P1"/>
      <text:p text:style-name="P2">Multiple users can be active on the same quest, with the same question. Can it be active with the same question? Why not? There are a limited set of choices the people can get. You can count the messages. Through the message you can find out to which quest it belongs to. </text:p>
      <text:p text:style-name="P2"/>
      <text:p text:style-name="P3">Companies can buy usage of the app to get into interaction with its customers. For example, a festival can buy the possibility to create quests. These quests can be used on the festival to motivate interaction between visitors. <text:span text:style-name="T2">It is a different approach to reach your customers and to promote word-to-word market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8:54:32.678559363</meta:creation-date>
    <meta:editing-duration>PT19M3S</meta:editing-duration>
    <meta:editing-cycles>4</meta:editing-cycles>
    <meta:generator>LibreOffice/7.3.7.2$Linux_X86_64 LibreOffice_project/30$Build-2</meta:generator>
    <dc:date>2024-09-25T10:34:46.746636645</dc:date>
    <meta:document-statistic meta:table-count="0" meta:image-count="0" meta:object-count="0" meta:page-count="1" meta:paragraph-count="3" meta:word-count="178" meta:character-count="1014" meta:non-whitespace-character-count="837"/>
  </office:meta>
</office:document-meta>
</file>